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1" fo:font-size="12pt" fo:font-weight="bold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margin-top="0cm" fo:margin-bottom="0.212cm"/>
    </style:style>
    <style:style style:name="P4" style:family="paragraph" style:parent-style-name="Text_20_body">
      <style:paragraph-properties fo:margin-top="0cm" fo:margin-bottom="0.212cm"/>
      <style:text-properties fo:font-weight="bold"/>
    </style:style>
    <style:style style:name="P5" style:family="paragraph" style:parent-style-name="Text_20_body">
      <style:paragraph-properties fo:line-height="15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verbi italiani</text:p>
      <text:p text:style-name="P4">ALCUNI PROVERBI ITALIANI <text:s/>ASSIMILABILI AI NOSTRI DIALETTALI</text:p>
      <text:p text:style-name="Text_20_body">  </text:p>
      <text:p text:style-name="P2">A buon cavalier non manca lancia</text:p>
      <text:p text:style-name="P2">A buon intenditor poche parole</text:p>
      <text:p text:style-name="P2">A carnevale ogni scherzo vale</text:p>
      <text:p text:style-name="P2">A caval che corre non abbisognano speroni</text:p>
      <text:p text:style-name="P2">A caval donato non si guarda in bocca</text:p>
      <text:p text:style-name="P2">A cavalier  novizio, cavallo senza vizio</text:p>
      <text:p text:style-name="P2">A chi batte forte s’aprono le porte</text:p>
      <text:p text:style-name="P2">A ciascuno l’arte sua e le pecore ai lupi</text:p>
      <text:p text:style-name="P2">Ambasciator non paga pene</text:p>
      <text:p text:style-name="P2">A muro basso ognuno s’appoggia </text:p>
      <text:p text:style-name="P2">A quattrino su quattrino si fa il fiorino</text:p>
      <text:p text:style-name="P2">A rubare a un ladro non è peccato</text:p>
      <text:p text:style-name="P2">A rubar poco si va in galera, a rubar tanto si fa carriera</text:p>
      <text:p text:style-name="P2">A tutti i poeti manca un verso</text:p>
      <text:p text:style-name="P2">Abbi donna di te timore, se vuoi essere signora</text:p>
      <text:p text:style-name="P2">Abbi pur fiorini che troverai cugini</text:p>
      <text:p text:style-name="P2">Accade in un’ora quel che non avviene in mill’anni</text:p>
      <text:p text:style-name="P2">Acqua cheta, rompe i ponti</text:p>
      <text:p text:style-name="P2">Acqua, fumo e mala femmina cacciano la gente di casa</text:p>
      <text:p text:style-name="P2">Acqua passata non macina più</text:p>
      <text:p text:style-name="P2">Acqua passata non macina mulino</text:p>
      <text:p text:style-name="P2">Ad ogni civetta piace il suo civettino</text:p>
      <text:p text:style-name="P2">Ad ogni pazzo piace il suon del suo sonaglio</text:p>
      <text:p text:style-name="P2">Affezione accieca ragione</text:p>
      <text:p text:style-name="P2">Agosto, moglie mia non ti conosco</text:p>
      <text:p text:style-name="P2"><text:soft-page-break/>Ai pazzi si dà sempre ragione</text:p>
      <text:p text:style-name="P2">Al cuor non si comanda</text:p>
      <text:p text:style-name="P2">Al fin pensa sovente; avrai sana la mente</text:p>
      <text:p text:style-name="P2">Alla candelora o fiocca o piove che l’inverno è fora</text:p>
      <text:p text:style-name="P2">Alla donna bella, ti ci vuole la sentinella</text:p>
      <text:p text:style-name="P2">Al mondo ci son più pazzi che briciole di pane</text:p>
      <text:p text:style-name="P2">Al mulino e alla sposa manca sempre qualche cosa</text:p>
      <text:p text:style-name="P2">Al pigliar non esser lento, al pagar non esser corrente</text:p>
      <text:p text:style-name="P2">Altezza è mezza bellezza</text:p>
      <text:p text:style-name="P2">Al villan che mai si sazia, non gli far torto né grazia</text:p>
      <text:p text:style-name="P2">Al villano se gli porgi il dito, egli prende tutta la mano</text:p>
      <text:p text:style-name="P2">All’impossibile nessuno è tenuto</text:p>
      <text:p text:style-name="P2">Alla barba dei pazzi il barbiere impara a radere</text:p>
      <text:p text:style-name="P2">Alla povertà manca molto, all’avarizia tutto</text:p>
      <text:p text:style-name="P2">Ama chi t’ama, rispondi a chi ti chiama</text:p>
      <text:p text:style-name="P2">Amante non sia, chi coraggio non ha</text:p>
      <text:p text:style-name="P2">Amare e disamare non sta a quel che lo vuol fare</text:p>
      <text:p text:style-name="P2">Amare e non essere amato è tempo perso</text:p>
      <text:p text:style-name="P2">Ambasciator non porta pena</text:p>
      <text:p text:style-name="P2">Amicizia riconciliata, è una piaga mal saldata</text:p>
      <text:p text:style-name="P2">Amicizia stretta dal vino, non dura da sera al mattino</text:p>
      <text:p text:style-name="P2">Amore con amor si paga</text:p>
      <text:p text:style-name="P2">Amore di fratello, amore di coltello</text:p>
      <text:p text:style-name="P2">Amore e gelosia, nascono in compagnia</text:p>
      <text:p text:style-name="P2">Amore e signoria non voglion (oppure: soffron) compagnia</text:p>
      <text:p text:style-name="P2">Amore, merda e cenere, sono tre cose tenere</text:p>
      <text:p text:style-name="P2">Amore non è senza amaro</text:p>
      <text:p text:style-name="P2"><text:soft-page-break/>Amore regge il suo regno senza spada</text:p>
      <text:p text:style-name="P2">Anche il pazzo dice talvolta parole sagge</text:p>
      <text:p text:style-name="P2">Anche tra pine nascon rose</text:p>
      <text:p text:style-name="P2">Anno nevoso anno, fruttuoso</text:p>
      <text:p text:style-name="P2">Anno nuovo, vita nuova</text:p>
      <text:p text:style-name="P2">Arcobaleno, domani è sereno</text:p>
      <text:p text:style-name="P2">Assai comanda chi obbedisce al saggio</text:p>
      <text:p text:style-name="P2">Avaro agricoltor non fu mai ricco</text:p>
      <text:p text:style-name="P2">Aver compagno a duol, scema la pena</text:p>
      <text:p text:style-name="P2">Amico beneficato, nemico dichiarato</text:p>
      <text:p text:style-name="P2">Amico di buon tempo, mutasi col vento</text:p>
      <text:p text:style-name="P2">Amico di tutti e di nessuno, è tutt’uno</text:p>
      <text:p text:style-name="P2">Amico con tutti, fedele con nessuno</text:p>
      <text:p text:style-name="P2">Amico di ventura, molta briga e poco dura</text:p>
      <text:p text:style-name="P2">Amor di soldato poco dura</text:p>
      <text:p text:style-name="P2">Amore con amor si paga</text:p>
      <text:p text:style-name="P2">Amore di fratello, amore di coltello</text:p>
      <text:p text:style-name="P2">Amore e gelosia, nascono in compagnia</text:p>
      <text:p text:style-name="P2">Amore e signoria non voglion (oppure: soffron) compagnia</text:p>
      <text:p text:style-name="P2">Amore, merda e cenere, sono tre cose tenere</text:p>
      <text:p text:style-name="P2">Amore non è senza amaro</text:p>
      <text:p text:style-name="P2">Amore regge il suo regno senza spada</text:p>
      <text:p text:style-name="P2">Anche il pazzo dice talvolta parole sagge</text:p>
      <text:p text:style-name="P2">Assai comanda chi obbedisce al saggio</text:p>
      <text:p text:style-name="P2">Attacca l’asino dove dice il padrone</text:p>
      <text:p text:style-name="P2">Avaro agricoltor non fu mai ricco</text:p>
      <text:p text:style-name="P2">Aver compagno a duol, scema la pena</text:p>
      <text:p text:style-name="P2"><text:soft-page-break/>Amor senza baruffa, fa la muffa</text:p>
      <text:p text:style-name="P2">Amor vecchio non fa ruggine</text:p>
      <text:p text:style-name="P2">Amor vuol fede e fede vuol fermezza</text:p>
      <text:p text:style-name="P2">A San Benedetto, la rondine sul  tetto</text:p>
      <text:p text:style-name="P2">Bacco, tabacco e Venere mandano il danaro in cenere </text:p>
      <text:p text:style-name="P2">Batti il ferro finché è caldo</text:p>
      <text:p text:style-name="P2">Bella moglie, dolce veleno</text:p>
      <text:p text:style-name="P2">Belle e brutte, si sposan tutte</text:p>
      <text:p text:style-name="P2">Bell’ostessa, conto caro (o salato)</text:p>
      <text:p text:style-name="P2">Bisogna adeguarsi ai tempi</text:p>
      <text:p text:style-name="P2">Bisogna che il savio porti il pazzo in ispalla</text:p>
      <text:p text:style-name="P2">Bisogna fare buon viso e cattivo gioco</text:p>
      <text:p text:style-name="P2">Bisogna prendere il mondo come viene</text:p>
      <text:p text:style-name="P2">Bisogna stendersi quando il lenzuolo è lungo</text:p>
      <text:p text:style-name="P2">Bisogna vivere e lasciar vivere</text:p>
      <text:p text:style-name="P2">Brutta di viso, sotto il paradiso</text:p>
      <text:p text:style-name="P2">Buon sangue non mente</text:p>
      <text:p text:style-name="P2">Buon seme dà buoni frutti</text:p>
      <text:p text:style-name="P2">Buon vino fa buon sangue</text:p>
      <text:p text:style-name="P2">Cambiano i suonatori, ma la musica resta la stessa</text:p>
      <text:p text:style-name="P2">Campa cavallo che l’erba cresce!</text:p>
      <text:p text:style-name="P2">Can che abbaia, non morde</text:p>
      <text:p text:style-name="P2"> Cane non mangia cane</text:p>
      <text:p text:style-name="P2">Capo sano in mente sana</text:p>
      <text:p text:style-name="P2">Carta canta, villan dorme</text:p>
      <text:p text:style-name="P2">Casa senza pantaloni va in rovina in due stagioni</text:p>
      <text:p text:style-name="P2">Cavare e non mettere vien male al sacco</text:p>
      <text:p text:style-name="P2"><text:soft-page-break/>Cavolo riscaldato, prete pretato, serva ritornata, fan la vita avvelenata</text:p>
      <text:p text:style-name="P2">Cento libbre di pensieri non pagano un’oncia di debito</text:p>
      <text:p text:style-name="P2">Cento teste,cento capelli, cento pensieri</text:p>
      <text:p text:style-name="P2">Cessato il guadagno, cessata l’amicizia</text:p>
      <text:p text:style-name="P2">Che colpa ha la gatta, se la massaia è  matta?</text:p>
      <text:p text:style-name="P2">Chi ama il forestiero, ama il vento</text:p>
      <text:p text:style-name="P2">Chi ama teme</text:p>
      <text:p text:style-name="P2">Chi ama tutti, non ama nessuno</text:p>
      <text:p text:style-name="P2">Chi balla senza suono, o è matto o è minchione</text:p>
      <text:p text:style-name="P2">Chi ben comincia è a metà dell’opera</text:p>
      <text:p text:style-name="P2">Chi cento ne fa, una n’aspetta</text:p>
      <text:p text:style-name="P2">Chi cerca trova ( e chi non trova inciampa)</text:p>
      <text:p text:style-name="P2">Chi cerca trova e chi domanda non fa errore</text:p>
      <text:p text:style-name="P2">Chi dà per ricevere, non dà nulla</text:p>
      <text:p text:style-name="P2">Chi da savio operar vuole, pensi al fine</text:p>
      <text:p text:style-name="P2">Chi dagli altri piglia, la sua vita impegna</text:p>
      <text:p text:style-name="P2">Chi dell’altrui prende, la sua libertà vende</text:p>
      <text:p text:style-name="P2">Chi denari non ha, non abbia voglie</text:p>
      <text:p text:style-name="P2">Chi dice donna, dice danno</text:p>
      <text:p text:style-name="P2">Chi digiuna e altro bene non fa, dannato va</text:p>
      <text:p text:style-name="P2">Ci disprezza ama</text:p>
      <text:p text:style-name="P2">Chi disprezza compra ( oppure:apprezza)</text:p>
      <text:p text:style-name="P2">Chi è amico di tutti non è amico di nessuno</text:p>
      <text:p text:style-name="P2">Chi è debitore, non riposa come vuole</text:p>
      <text:p text:style-name="P2">Chi è savio, si conosce al mal tempo</text:p>
      <text:p text:style-name="P2">Chi è senza senno fa ammattire tutti</text:p>
      <text:p text:style-name="P2">Chi fa falla, chi non fa farfalla.</text:p>
      <text:p text:style-name="P2"><text:soft-page-break/>Chi fugge un matto, ha fatto buona giornata</text:p>
      <text:p text:style-name="P2">Chi ha buon marito, lo porta in viso</text:p>
      <text:p text:style-name="P2">Chi ha buon vento naviga, chi ha denaro costruisce</text:p>
      <text:p text:style-name="P2">Chi ha debiti, ha crediti</text:p>
      <text:p text:style-name="P2">Chi ha denari, ha ciò che vuole</text:p>
      <text:p text:style-name="P2">Chi ha fortuna in amore, non giochi a carte</text:p>
      <text:p text:style-name="P2">Chi ha l’amor nel petto, ha lo sprone nei fianchi</text:p>
      <text:p text:style-name="P2">Chi ha moglie bella, non è tutta sua</text:p>
      <text:p text:style-name="P2">Chi ha moglie cattiva allato, è sempre travagliato</text:p>
      <text:p text:style-name="P2">Chi ha moglie, ha doglie</text:p>
      <text:p text:style-name="P2">Chi ha nemici, non s’addormenti</text:p>
      <text:p text:style-name="P2">Chi ha preso, resta preso</text:p>
      <text:p text:style-name="P2">Chi ha quattrini, ha amici   </text:p>
      <text:p text:style-name="P2">Chi ha quattrini, ha preoccupazioni</text:p>
      <text:p text:style-name="P2">Chi mal si marita non esce mai di fatica</text:p>
      <text:p text:style-name="P2">Chi mangia la gallina degli altri, impegna la sua</text:p>
      <text:p text:style-name="P2">Chi matto manda, matto aspetta</text:p>
      <text:p text:style-name="P2">Chi mi vuole a casa mi trova</text:p>
      <text:p text:style-name="P2">Chi nasce afflitto, muore sconsolato</text:p>
      <text:p text:style-name="P2">Chi nasce bella è mezza maritata</text:p>
      <text:p text:style-name="P2">Chi nasce bella, non nasce povera</text:p>
      <text:p text:style-name="P2">Chi nasce tondo non può morir quadrato</text:p>
      <text:p text:style-name="P2">Chi non mi vuole, non mi merita</text:p>
      <text:p text:style-name="P2">Chi non ha debiti, è ricco</text:p>
      <text:p text:style-name="P2">Chi non ha denari, non abbia voglie</text:p>
      <text:p text:style-name="P2">Chi non ha marito, non ha nome</text:p>
      <text:p text:style-name="P2">Chi non ha moglie, non conosce le doglie</text:p>
      <text:p text:style-name="P2"><text:soft-page-break/>Chi non muore si rivede</text:p>
      <text:p text:style-name="P2">Chi non può di borsa, paghi di pelle</text:p>
      <text:p text:style-name="P2">Chi non può rendere, fa male a prendere</text:p>
      <text:p text:style-name="P2">Chi non risica, non rosica</text:p>
      <text:p text:style-name="P2">Chi ride il venerdì, piange la domenica</text:p>
      <text:p text:style-name="P2">Chi non sa leggere la sua scrittura è un asino di natura</text:p>
      <text:p text:style-name="P2">Chi non vuole rendere, fa male a prendere</text:p>
      <text:p text:style-name="P2">Chi paga debito, acquista credito</text:p>
      <text:p text:style-name="P2">Chi paga debito, fa capitale</text:p>
      <text:p text:style-name="P2">Chi per l’oro prende moglie, non avrà frutti, ma doglie</text:p>
      <text:p text:style-name="P2">Chi per sé ammassa, per altri sparpaglia</text:p>
      <text:p text:style-name="P2">Chi piacere fa, piacere riceve</text:p>
      <text:p text:style-name="P2">Chi piglia moglie per denari, sposa liti e guai</text:p>
      <text:p text:style-name="P2">Chi più ha giudizio, più ne adoperi</text:p>
      <text:p text:style-name="P2">Chi più ne ha, più ne spende</text:p>
      <text:p text:style-name="P2">Chi più spende, meno spende</text:p>
      <text:p text:style-name="P2">Chi prende e non prende, l’inferno lo attende</text:p>
      <text:p text:style-name="P2">Chi prende, si vende</text:p>
      <text:p text:style-name="P2">Chi presta al povero, Dio gli paga gli interessi</text:p>
      <text:p text:style-name="P2">Chi presta, male innesta</text:p>
      <text:p text:style-name="P2">Chi presta, perde l’amico e il capitale</text:p>
      <text:p text:style-name="P2">Chi presta senza pegno, non ha ingegno</text:p>
      <text:p text:style-name="P2">Chi presta si butta dalla finestra</text:p>
      <text:p text:style-name="P2">Chi presta sul gioco, piscia sul fuoco</text:p>
      <text:p text:style-name="P2">Chi presta, tempesta</text:p>
      <text:p text:style-name="P2">Chi rompe paga e i cocci sono suoi</text:p>
      <text:p text:style-name="P2">Chi serba, serba al gatto</text:p>
      <text:p text:style-name="P2"><text:soft-page-break/>Chi servizio fa, servizio aspetta</text:p>
      <text:p text:style-name="P2">Chi si contenta gode</text:p>
      <text:p text:style-name="P2">Chi si marita con parenti, corta la vita e lunghi stenti</text:p>
      <text:p text:style-name="P2">Chi si marita in fretta, stenta adagio</text:p>
      <text:p text:style-name="P2">Chi si somiglia, si piglia</text:p>
      <text:p text:style-name="P2">Chi si sposa coi parenti, poca vita e assai tormenti</text:p>
      <text:p text:style-name="P2">Chi si sposa di maggio, male segno</text:p>
      <text:p text:style-name="P2">Chi si sposa fa bene, chi non si sposa fa meglio</text:p>
      <text:p text:style-name="P2">Chi si vanta da solo, non vale un fagiuolo</text:p>
      <text:p text:style-name="P2">Chi soffre per amore, non sente pene</text:p>
      <text:p text:style-name="P2">Chi sparagna vien la gatta e se lo magna</text:p>
      <text:p text:style-name="P2">Chi spesso si sdegna, in se steso non regna</text:p>
      <text:p text:style-name="P2">Chi trova un amico, trova un tesoro</text:p>
      <text:p text:style-name="P2">Chi vuol domare un pazzo, bisogna che gli dia moglie</text:p>
      <text:p text:style-name="P2">Chi vuole amici assai, ne provi pochi</text:p>
      <text:p text:style-name="P2">Chi zappa beve acqua, chi fotte beve alla botte</text:p>
      <text:p text:style-name="P2">Chiodo scaccia chiodo</text:p>
      <text:p text:style-name="P2">Ciascuno ha la propria opinione</text:p>
      <text:p text:style-name="P2">Ciascuno per sé, Dio per tutti</text:p>
      <text:p text:style-name="P2">Col nulla non si fa nulla</text:p>
      <text:p text:style-name="P2">Con amici e compari si parla chiaro</text:p>
      <text:p text:style-name="P2">Con i matti non si fanno patti</text:p>
      <text:p text:style-name="P2">Con i soldi si fa tutto</text:p>
      <text:p text:style-name="P2">Con il tempo e con la paglia si maturano le nespole</text:p>
      <text:p text:style-name="P2">Conosci te stesso</text:p>
      <text:p text:style-name="P2">Contro la forza la ragione non vale</text:p>
      <text:p text:style-name="P2">Consiglio di due, non fu mai buono</text:p>
      <text:p text:style-name="P2"><text:soft-page-break/>Consiglio frettoloso, non suol essere fruttuoso</text:p>
      <text:p text:style-name="P2">Corpo satollo, anima consolata</text:p>
      <text:p text:style-name="P2">Cosa fatta capo ha (sign. Non si può cambiare; origine da dante canto XXVIII Inf Belmond de' Belmon.) </text:p>
      <text:p text:style-name="P2">Cuor contento il ciel l’aiuta</text:p>
      <text:p text:style-name="P2">Da cattivo debitor, togli paglia per lavor</text:p>
      <text:p text:style-name="P2">Da cattivi pagatori, ogni moneta è buona</text:p>
      <text:p text:style-name="P2">Da coso nasce cosa</text:p>
      <text:p text:style-name="P2">Date a Cesare quel ch’è di Cesare e a Dio quel ch’è di Dio</text:p>
      <text:p text:style-name="P2">Del senno di poi, son pien le fosse</text:p>
      <text:p text:style-name="P2">Denari fatti senza stenti se ne vanno come il vento</text:p>
      <text:p text:style-name="P2">Denaro, senno e fede,nemmanco un uom crede</text:p>
      <text:p text:style-name="P2">Denaro sepolto non fa guadagno</text:p>
      <text:p text:style-name="P2">Di buona volontà, è pien l’inferno</text:p>
      <text:p text:style-name="P2">Dietro il monte c’è la china</text:p>
      <text:p text:style-name="P2">Dì il vero a uno e te lo fai nemico</text:p>
      <text:p text:style-name="P2">Dimmi con chi vai e ti dirò chi sei</text:p>
      <text:p text:style-name="P2">Dio chiude una porta e apre un portone</text:p>
      <text:p text:style-name="P2">Dio manda il freddo secondo i panni</text:p>
      <text:p text:style-name="P2">Dio vede e provvede</text:p>
      <text:p text:style-name="P2">Doglia di moglie morta dura fino alla porta</text:p>
      <text:p text:style-name="P2">Donna in casa e uomo in bottega</text:p>
      <text:p text:style-name="P2">Donna onorata può stare in mezzo a un’armata</text:p>
      <text:p text:style-name="P2">Donna ridarella, o matta o puttanella</text:p>
      <text:p text:style-name="P2">Donna ridarella , mezza puttanella</text:p>
      <text:p text:style-name="P2">Donna baciata, mezza guadagnata</text:p>
      <text:p text:style-name="P2">Donna bassa, tutta malandrina</text:p>
      <text:p text:style-name="P2"><text:soft-page-break/>Donna capricciosa, cavallo sbrigliato</text:p>
      <text:p text:style-name="P2">Donna che dura, non perde ventura</text:p>
      <text:p text:style-name="P2">Donna e buoi dei paesi tuoi</text:p>
      <text:p text:style-name="P2">Donna pelosa, donna virtuosa</text:p>
      <text:p text:style-name="P2">Donne asini e noci vogliono le mani atroci</text:p>
      <text:p text:style-name="P2">Donne e buoi dei paesi tuoi</text:p>
      <text:p text:style-name="P2">Donne e motori, gioie e dolori</text:p>
      <text:p text:style-name="P2">Donne e tortelli, se non sono buoni non son belli</text:p>
      <text:p text:style-name="P2">Donne, ragazzi e cani, la dannazione dei cristiani</text:p>
      <text:p text:style-name="P2">Dopo la salita viene la discesa</text:p>
      <text:p text:style-name="P2">Dopo sposati escono tutti gli innamorati</text:p>
      <text:p text:style-name="P2">Dov’è folla, corrono i pazzi</text:p>
      <text:p text:style-name="P2">Dov’è l’amore, l’occhio corre</text:p>
      <text:p text:style-name="P2">Due donne e una pica, fiera finita</text:p>
      <text:p text:style-name="P2">Due donne e una papera fecero una fiera</text:p>
      <text:p text:style-name="P2">Due torti non fanno una ragione</text:p>
      <text:p text:style-name="P2">E’ mal consigliare a chi non vuol fare</text:p>
      <text:p text:style-name="P2">E’ meglio che venga il fornaio che il medico</text:p>
      <text:p text:style-name="P2">E’ meglio il danno che il cattivo guadagno</text:p>
      <text:p text:style-name="P2">E’ meglio la gallina alla sera, che l’uovo al mattino</text:p>
      <text:p text:style-name="P2">E’ più facile essere savio per gli altri che per sé stesso</text:p>
      <text:p text:style-name="P2">E’ sempre buono avere due corde per un arco</text:p>
      <text:p text:style-name="P2">Fa quello che il prete dice e non quello che il prete fa</text:p>
      <text:p text:style-name="P2">Fai bene e scordati, fa male e pensaci</text:p>
      <text:p text:style-name="P2">Fatta la legge, trovato l’inganno</text:p>
      <text:p text:style-name="P2">Fidarsi è bene, non fidarsi è meglio</text:p>
      <text:p text:style-name="P2">Finchè sei debitore sei nei dolori</text:p>
      <text:p text:style-name="P2"><text:soft-page-break/>Frutto proibito più saporito</text:p>
      <text:p text:style-name="P2">Gallina che razzola ha già razzolato</text:p>
      <text:p text:style-name="P2">Gallina vecchia fa buon brodo</text:p>
      <text:p text:style-name="P2">Gli amici son quelli che si hanno in tasca</text:p>
      <text:p text:style-name="P2">Gl amici da starnuti, il più che ne cavi è un “Dio t’aiuti”</text:p>
      <text:p text:style-name="P2">Gli amici si riconoscono nel momento del bisogno</text:p>
      <text:p text:style-name="P2">Gli amici son buoni in ogni piazza</text:p>
      <text:p text:style-name="P2">Gli estremi si toccano</text:p>
      <text:p text:style-name="P2">Gli amori nuovi fanno dimenticare i vecchi</text:p>
      <text:p text:style-name="P2">I  creditori hanno miglior memoria dei debitori</text:p>
      <text:p text:style-name="P2">I malanni sono la scuola della saggezza</text:p>
      <text:p text:style-name="P2">I parenti son come le scarpe, più sono strette e più fanno male</text:p>
      <text:p text:style-name="P2">I parenti non li puoi scegliere</text:p>
      <text:p text:style-name="P2">I pazzi si conoscono a gesti</text:p>
      <text:p text:style-name="P2">Il culo quando invecchia non pecca più</text:p>
      <text:p text:style-name="P2">Il cuore della dona è fatto a spicchi</text:p>
      <text:p text:style-name="P2">Il denaro apre tutte le porte</text:p>
      <text:p text:style-name="P2">Il denaro è il re del mondo</text:p>
      <text:p text:style-name="P2">Il denaro restituisce la vista al cieco</text:p>
      <text:p text:style-name="P2">Il diavolo aiuta i suoi, ma non li salva</text:p>
      <text:p text:style-name="P2">Il gioco è bello quando dura poco</text:p>
      <text:p text:style-name="P2">Il laoro nobilita l’uomo( ma lo può rendere simile alla bestia)</text:p>
      <text:p text:style-name="P2">Il lupo perde il pelo, ma non il vizio</text:p>
      <text:p text:style-name="P2">Il marito buono fa la buona moglie</text:p>
      <text:p text:style-name="P2">Il matrimonio è la tomba dell’amore</text:p>
      <text:p text:style-name="P2">Il matrimonio senza figli è un albero senza frutti</text:p>
      <text:p text:style-name="P2">Il meglio è nemico del bene</text:p>
      <text:p text:style-name="P2"><text:soft-page-break/>Il pane altrui sa di sale</text:p>
      <text:p text:style-name="P2">Il pane degli altri ha sette croste</text:p>
      <text:p text:style-name="P2">Il parentato deve essere pari</text:p>
      <text:p text:style-name="P2">Il pesce puzza dalla testa</text:p>
      <text:p text:style-name="P2">Il riso abbonda sulla bocca degli stolti (o sciocchi)</text:p>
      <text:p text:style-name="P2">Il primo amore non si scorda mai</text:p>
      <text:p text:style-name="P2">Il sospetto è il veleno dell’amicizia</text:p>
      <text:p text:style-name="P2">Impara l’arte e mettila da parte</text:p>
      <text:p text:style-name="P2">In bocca chiusa non entrano mosche</text:p>
      <text:p text:style-name="P2">I proverbi non sbagliano mai</text:p>
      <text:p text:style-name="P2">I proverbi sono la sapienza dei secoli</text:p>
      <text:p text:style-name="P2">I quattrini fanno piovere e tuonare</text:p>
      <text:p text:style-name="P2">I soldi fanno tornare la vista ai ciechi</text:p>
      <text:p text:style-name="P2">I soldi fanno la felicità</text:p>
      <text:p text:style-name="P2">I soldi non hanno odore</text:p>
      <text:p text:style-name="P2">I soldi vanno e vengono</text:p>
      <text:p text:style-name="P2">Il quattrino fa cantare il cieco</text:p>
      <text:p text:style-name="P2">Il quattrino risparmiato, due volte guadagnato</text:p>
      <text:p text:style-name="P2">Il sì e il no, governano il mondo</text:p>
      <text:p text:style-name="P2">Il tempo è denaro</text:p>
      <text:p text:style-name="P2">Il  savio non è mai solo</text:p>
      <text:p text:style-name="P2">Il vero amico si conosce al momento del bisogno</text:p>
      <text:p text:style-name="P2">L’abito non fa il monaco</text:p>
      <text:p text:style-name="P2">La calma è la virtù dei forti</text:p>
      <text:p text:style-name="P2">Lacrime di donna, fontana di malizia</text:p>
      <text:p text:style-name="P2">L’acqua va al mare</text:p>
      <text:p text:style-name="P2">La cupidigia rompe il sacco</text:p>
      <text:p text:style-name="P2"><text:soft-page-break/>La curiosità è femmina</text:p>
      <text:p text:style-name="P2">La lode giova al savio e nuoce molto al pazzo</text:p>
      <text:p text:style-name="P2">La civetteria distrugge l’amore</text:p>
      <text:p text:style-name="P2">L’amicizia che cessa non fu mai vera</text:p>
      <text:p text:style-name="P2">L’amicizia del bisogno dura pochi giorni</text:p>
      <text:p text:style-name="P2">L’amico non è conosciuto finchè non è perduto</text:p>
      <text:p text:style-name="P2">Le amicizie devono essere immortali</text:p>
      <text:p text:style-name="P2">L’amore è bello per chi lo impara</text:p>
      <text:p text:style-name="P2">L’amore è cieco</text:p>
      <text:p text:style-name="P2">L’amore e la fede dall’opera si vede</text:p>
      <text:p text:style-name="P2">L’amore e la tosse non si possono nascondere</text:p>
      <text:p text:style-name="P2">L’amor fa molto, il denaro tutto</text:p>
      <text:p text:style-name="P2">L’amore nato a carnevale, muore a quaresima</text:p>
      <text:p text:style-name="P2">L’amore vero non si vende e non si compra</text:p>
      <text:p text:style-name="P2">L’amore vien dall’utile</text:p>
      <text:p text:style-name="P2">L’apparenza inganna</text:p>
      <text:p text:style-name="P2">L’avarizia è carnefice del ricco senza cuore</text:p>
      <text:p text:style-name="P2">L’avarizia è la maggiore delle povertà</text:p>
      <text:p text:style-name="P2">L’avarizia è la radice di tutti i mali</text:p>
      <text:p text:style-name="P2">L’avaro è come il porco, che è buono dopo morto</text:p>
      <text:p text:style-name="P2">L’avaro non possiede l’oro, ma è posseduto dall’oro</text:p>
      <text:p text:style-name="P2">L’avaro per il poco, perde il molto</text:p>
      <text:p text:style-name="P2">La donna è come l’onda o ti sostiene o ti afonda</text:p>
      <text:p text:style-name="P2">La donna gabba il diavolo</text:p>
      <text:p text:style-name="P2">Le donne ne sanno una più del diavolo</text:p>
      <text:p text:style-name="P2">La Maddalena di unguenti e balsami  ne insegna</text:p>
      <text:p text:style-name="P2">La moglie buona fa il buon marito</text:p>
      <text:p text:style-name="P2"><text:soft-page-break/>La peggio carne a conoscere è quella dell’uomo</text:p>
      <text:p text:style-name="P2">La prima moglie è la facchina, la seconda è la regina</text:p>
      <text:p text:style-name="P2">La roba dell’avaro se la mangia il buontempone</text:p>
      <text:p text:style-name="P2">La saggezza è il principio di ogni osa</text:p>
      <text:p text:style-name="P2">La  scarpa non è buona per ogni piede</text:p>
      <text:p text:style-name="P2">La speranza è l’ultima a morire</text:p>
      <text:p text:style-name="P2">La verità vien sempre a galla</text:p>
      <text:p text:style-name="P2">Le bugie han le zampe corte</text:p>
      <text:p text:style-name="P2">Le buone donne non hanno né occhi, né orecchi</text:p>
      <text:p text:style-name="P2">L’eccezione conferma la regola</text:p>
      <text:p text:style-name="P2">Le ore del mattino hanno l’oro in bocca</text:p>
      <text:p text:style-name="P2">L’erba del vicino è sempre più buona</text:p>
      <text:p text:style-name="P2">L’erba “voglio” non cresce neppure nel giardino del re</text:p>
      <text:p text:style-name="P2">L’occasione fa l’uomo ladro</text:p>
      <text:p text:style-name="P2">Lontano dagli occhi, lontano dal cuore</text:p>
      <text:p text:style-name="P2">L’oro prestato quando lo si ricerca diventa piombo</text:p>
      <text:p text:style-name="P2">L’oro s’affina al fuoco, l’amico nelle sventure</text:p>
      <text:p text:style-name="P2">L’oro luce, la virtù riluce</text:p>
      <text:p text:style-name="P2">L’oro non compra tutto</text:p>
      <text:p text:style-name="P2">L’ospite è come il pesce, dopo tre giorni puzza</text:p>
      <text:p text:style-name="P2">Lo stolto mira al dono, il saggio all’animo</text:p>
      <text:p text:style-name="P2">L’ozio è il padre dei vizi</text:p>
      <text:p text:style-name="P2">L’uccello in gabbia canta per invidia o per rabbia</text:p>
      <text:p text:style-name="P2">L’uccello della Defenza come la fa così la pensa</text:p>
      <text:p text:style-name="P2">L’unione fa la forza</text:p>
      <text:p text:style-name="P2">L’uomo per la parla, il bue per le corna</text:p>
      <text:p text:style-name="P2">L’uomo propone e Dio dispone</text:p>
      <text:p text:style-name="P2"><text:soft-page-break/>Mai dire mai</text:p>
      <text:p text:style-name="P2">Mal comune, mezzo gaudio</text:p>
      <text:p text:style-name="P2">Mal guadagno, danno sicuro</text:p>
      <text:p text:style-name="P2">Mangiato il fico, perduto l’amico</text:p>
      <text:p text:style-name="P2">Mani fredde, cuore caldo</text:p>
      <text:p text:style-name="P2">Matrimoni e vescovati son dal cielo destinati</text:p>
      <text:p text:style-name="P2">Meglio dieci donare che cento prestare</text:p>
      <text:p text:style-name="P2">Meglio geloso che cornuto</text:p>
      <text:p text:style-name="P2">Meglio un uovo oggi che una gallina domani</text:p>
      <text:p text:style-name="P2">Moglie e pipa non si prestano a nessuno</text:p>
      <text:p text:style-name="P2">Moglie e ronzino pigliali dal vicino</text:p>
      <text:p text:style-name="P2">Natale coi tuoi, Pasqua con chi vuoi</text:p>
      <text:p text:style-name="P2">Né di Venere, né di Marte, non si sposa, né si parte, né si dà principio all’arte</text:p>
      <text:p text:style-name="P2">Ne sa più il matto a casa sua che il savio a casa altrui</text:p>
      <text:p text:style-name="P2">Ne sa più un papa e un contadino che un papa solo</text:p>
      <text:p text:style-name="P2">Nelle occasioni si conoscono gli amici</text:p>
      <text:p text:style-name="P2">Nell’uomo prudenza, nella moglie pazienza</text:p>
      <text:p text:style-name="P2">Nemico diviso, mezzo vinto</text:p>
      <text:p text:style-name="P2">Nessun bene senza pene</text:p>
      <text:p text:style-name="P2">Nessuna nuova, buona nuova</text:p>
      <text:p text:style-name="P2">Non si fa niente per niente  </text:p>
      <text:p text:style-name="P2">Non c’è nessun specchio meglio dell’amico vecchio</text:p>
      <text:p text:style-name="P2">Non c’è niente che non sia stato già detto</text:p>
      <text:p text:style-name="P2">Non c’è amore senza gelosia</text:p>
      <text:p text:style-name="P2">Non si insegna a nuotare i pesci</text:p>
      <text:p text:style-name="P2">Non tutti i matti stanno al manicomio</text:p>
      <text:p text:style-name="P2">Non v’è lino senza resca, né donna senza pecca</text:p>
      <text:p text:style-name="P2"><text:soft-page-break/>Occhio e seno toccali con le piume</text:p>
      <text:p text:style-name="P2">Occhio non mira, cuore non sospira</text:p>
      <text:p text:style-name="P2">Occhio che non vede, cuore che non crede</text:p>
      <text:p text:style-name="P2">Ogni medaglia ha il suo rovescio</text:p>
      <text:p text:style-name="P2">Ogni promessa è debito</text:p>
      <text:p text:style-name="P2">Ogni simile ama il suo simile</text:p>
      <text:p text:style-name="P2">Ogni uomo ha buona moglie e cattiva arte</text:p>
      <text:p text:style-name="P2">Ognuno è amico di chi ha buon fico</text:p>
      <text:p text:style-name="P2">Ognuno ha un momento di pazzia</text:p>
      <text:p text:style-name="P2">Ognuno tira l’acqua al suo mulino</text:p>
      <text:p text:style-name="P2">Paese che vai, usanza che trovi</text:p>
      <text:p text:style-name="P2">Passata la festa, gabbato lo santo</text:p>
      <text:p text:style-name="P2">Patti chiari, amicizia a lungo</text:p>
      <text:p text:style-name="P2">Pazzo per natura, savio per scrittura</text:p>
      <text:p text:style-name="P2">Peccato confessato mezzo perdonato</text:p>
      <text:p text:style-name="P2">Peggio l’invidia dell’amico, che l’insidia del nemico</text:p>
      <text:p text:style-name="P2">Per conoscere un furbo ci vuole un furbo e mezzo</text:p>
      <text:p text:style-name="P2">Per il cieco non fa mai giorno</text:p>
      <text:p text:style-name="P2">Pochi soldi, poca festa</text:p>
      <text:p text:style-name="P2">Porta stanca, diventa santa</text:p>
      <text:p text:style-name="P2">Prendere la palla al balzo</text:p>
      <text:p text:style-name="P2">Quando arriva la gloria, svanisce la memoria</text:p>
      <text:p text:style-name="P2">Quando duol la pancia, la femmina non manca</text:p>
      <text:p text:style-name="P2">Quando il cuore è malato non sente ragione</text:p>
      <text:p text:style-name="P2">Quando l’acqua tocca il culo tutti imparano a nuotare</text:p>
      <text:p text:style-name="P2">Quando la pera è matura bisogna che caschi</text:p>
      <text:p text:style-name="P2">Quattrini e amicizia rompono le braccia alla giustizia</text:p>
      <text:p text:style-name="P2"><text:soft-page-break/>Quattrini e nobiltà, metà della metà</text:p>
      <text:p text:style-name="P2">Quel che Dio unisce, l’uomo non divida</text:p>
      <text:p text:style-name="P2">Rana di palude sempre si salva</text:p>
      <text:p text:style-name="P2">Ride bene chi ride in ultimo</text:p>
      <text:p text:style-name="P2">Rosso di fuoco, dura poco</text:p>
      <text:p text:style-name="P2">Saggio è colui che impara a spese altrui</text:p>
      <text:p text:style-name="P2">Salti chi può!</text:p>
      <text:p text:style-name="P2">Sant’Agostino(28 agosto), due teste al cuscino</text:p>
      <text:p text:style-name="P2">Sbagliare è umano, perseverare è diabolico</text:p>
      <text:p text:style-name="P2">Sbuccia la pera all’amico e la pesca al nemico</text:p>
      <text:p text:style-name="P2">Scapoli e capponi non hanno stagioni</text:p>
      <text:p text:style-name="P2">Scherzo di mano, scherzo di villano</text:p>
      <text:p text:style-name="P2">Se l’uomo fosse indovino, non sarebbe mai poverino</text:p>
      <text:p text:style-name="P2">Se non ci fosse il se e il ma, saremmo tutti ricchi</text:p>
      <text:p text:style-name="P2">Se non è zuppa, è pan bagnato</text:p>
      <text:p text:style-name="P2">Senza denari non si cantano messe</text:p>
      <text:p text:style-name="P2">Senza Cerere e Bacco, amor debole e fiacco</text:p>
      <text:p text:style-name="P2">Senza lilleri non si lallera</text:p>
      <text:p text:style-name="P2">Senza moglie a lato, l’uom non è beato</text:p>
      <text:p text:style-name="P2">Se vuoi farti un nemico, prestagli i quattrini</text:p>
      <text:p text:style-name="P2">Si dice il peccato, non il peccatore</text:p>
      <text:p text:style-name="P2">Si parla del diavolo e spuntano le corna</text:p>
      <text:p text:style-name="P2">Sono le botti vuote quelle che cantano</text:p>
      <text:p text:style-name="P2">Sposa baciata non cambia sorte</text:p>
      <text:p text:style-name="P2">Sposa bagnata, sposa fortunata</text:p>
      <text:p text:style-name="P2">Sposa fatta, piace a tutti</text:p>
      <text:p text:style-name="P2">Sposa, spesa</text:p>
      <text:p text:style-name="P2"><text:soft-page-break/>Tale padre, tale figlio</text:p>
      <text:p text:style-name="P2">Tanto va la gatta al lardo finché ci lascia lo zampino</text:p>
      <text:p text:style-name="P2">Tardi e venga bene!</text:p>
      <text:p text:style-name="P2">Tardi parte e presto viene, chi davvero ti vuole bene</text:p>
      <text:p text:style-name="P2">Tira più un pel di donna che cento paia di buoi</text:p>
      <text:p text:style-name="P2">Tra il dire e il fare c’è di mezzo il mare</text:p>
      <text:p text:style-name="P2">Tra i due litiganti il terzo gode</text:p>
      <text:p text:style-name="P2">Tra moglie e marito non mettere il dito</text:p>
      <text:p text:style-name="P2">Tre donne fanno un mercato e quattro fanno una fiera</text:p>
      <text:p text:style-name="P2">Tre volte s’impazzisce: gioventù, mezz’età e vecchiaia</text:p>
      <text:p text:style-name="P2">Tutti i salmi finiscono in gloria</text:p>
      <text:p text:style-name="P2">Un pazzo ne fa cento</text:p>
      <text:p text:style-name="P2">Una mano lava l’altra e tutte due si lavano il viso</text:p>
      <text:p text:style-name="P2">Una mela al giorno leva il medico di torno</text:p>
      <text:p text:style-name="P2">Una ne pensa e cento ne fa</text:p>
      <text:p text:style-name="P2">Una rondine non fa primavera</text:p>
      <text:p text:style-name="P2">Una volta per uno non fa male a nessuno</text:p>
      <text:p text:style-name="P2">Uno per tutti e tutti per uno</text:p>
      <text:p text:style-name="P2">Uomo ammogliato, uccello ingabbiato</text:p>
      <text:p text:style-name="P2">Uomo da nessuno invidiato, non è un uom fortunato</text:p>
      <text:p text:style-name="P2">Uomo nasuto, di rado cornuto</text:p>
      <text:p text:style-name="P2">Uomo sposato è uomo fortunato</text:p>
      <text:p text:style-name="P2">Uomo sposato è uomo sistemato</text:p>
      <text:p text:style-name="P2">Val più un amico che cento parenti</text:p>
      <text:p text:style-name="P2">Vale più la pratica che la grammatica </text:p>
      <text:p text:style-name="P2">Vale più un cattivo accordo che una buona sentenza </text:p>
      <text:p text:style-name="P2">Vivi e lascia vivere</text:p>
      <text:p text:style-name="P2"><text:soft-page-break/>Vizio di natura fino a morte dura</text:p>
      <text:p text:style-name="P2">Zitella che dura, non perde ventura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9:35:48.27</meta:creation-date>
    <dc:date>2015-04-24T11:32:37.33</dc:date>
    <meta:editing-duration>PT8M22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9" meta:paragraph-count="488" meta:word-count="3332" meta:character-count="17710"/>
  </office:meta>
</office:document-meta>
</file>